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19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style:paragraph-properties fo:margin-left="0cm" fo:margin-right="0cm" fo:margin-top="0cm" fo:margin-bottom="0cm" fo:line-height="100%" fo:text-align="justify" fo:text-indent="0cm"/>
    </style:style>
    <style:style style:name="P3" style:family="paragraph">
      <loext:graphic-properties draw:fill="none" draw:fill-color="#ffffff"/>
      <style:paragraph-properties fo:text-align="justify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415cm" svg:height="20.159cm" svg:x="1.6cm" svg:y="3.89cm">
          <draw:text-box>
            <text:list text:style-name="L1">
              <text:list-item>
                <text:p text:style-name="P1">Create Energy loss table with NPSimulation</text:p>
              </text:list-item>
              <text:list-item>
                <text:p text:style-name="P1">We then will have the Carbon data and subsequently the Ex(C)…</text:p>
              </text:list-item>
              <text:list-item>
                <text:p text:style-name="P1">Check this Ex(C) specially if it removes the need of a peak at 1.5 MeV in the Ex.</text:p>
              </text:list-item>
              <text:list-item>
                <text:p text:style-name="P2">Check the gamma rays in carbon…</text:p>
              </text:list-item>
              <text:list-item>
                <text:p text:style-name="P2">Check the 1.8 MeV gamma ray peak if it is there or not… check the coincidences of different excitation energies to see the correlated gammas and connection between them…</text:p>
              </text:list-item>
              <text:list-item>
                <text:p text:style-name="P2">The gamma spectrum already beats the beam-energy spread</text:p>
                <text:p text:style-name="P2"/>
              </text:list-item>
              <text:list-item>
                <text:p text:style-name="P1">In the root files, try to reproduce the cuts. With each cut, how does the spectrum gets cleaned?</text:p>
              </text:list-item>
              <text:list-item>
                <text:p text:style-name="P1">Is there a need for the IC cut?</text:p>
              </text:list-item>
              <text:list-item>
                <text:p text:style-name="P1">What is the efficiency of IC for the dp runs? Is there a need to add the IC specially despite having TAC_CATS_PL?</text:p>
              </text:list-item>
              <text:list-item>
                <text:p text:style-name="P1">If the spectrum is cleaner and IC eff is good, then choose to lose statistics and then correct it later with normalization… </text:p>
                <text:p text:style-name="P1"/>
                <text:p text:style-name="P1"/>
              </text:list-item>
              <text:list-item>
                <text:p text:style-name="P1">Try to reproduce the simulations with the cross section file so that the punch-through intensity in simulation is consistent with data.</text:p>
              </text:list-item>
              <text:list-item>
                <text:p text:style-name="P1">Take the angular bins from the 120<text:span text:style-name="T1">0 –</text:span><text:span text:style-name="T2"> 160</text:span><text:span text:style-name="T1">0 </text:span><text:span text:style-name="T2">and not before..</text:span></text:p>
              </text:list-item>
              <text:list-item>
                <text:p text:style-name="P1"><text:span text:style-name="T2">The peaks fitted should have about the same sigma consistent with the sigmas <text:s/>of the simulated peaks (and maybe by a little correction factor).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2.382cm" svg:height="1.587cm" svg:x="4.54cm" svg:y="1cm">
          <draw:text-box>
            <text:p text:style-name="P4"><text:span text:style-name="T3">Agenda and notes Aug 27, 202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27T12:05:58.547078090</meta:creation-date>
    <dc:date>2025-08-27T15:33:43.761982700</dc:date>
    <meta:editing-duration>PT19M4S</meta:editing-duration>
    <meta:editing-cycles>10</meta:editing-cycles>
    <meta:generator>LibreOffice/7.3.7.2$Linux_X86_64 LibreOffice_project/30$Build-2</meta:generator>
    <meta:document-statistic meta:object-count="2"/>
  </office:meta>
</office:document-meta>
</file>